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>
      <style:text-properties style:font-name="Liberation Sans" fo:font-size="12pt" style:font-size-asian="12pt" style:font-size-complex="12pt"/>
    </style:style>
    <style:style style:name="P3" style:family="paragraph" style:parent-style-name="Text_20_body">
      <style:text-properties style:font-name="Courier 10 Pitch"/>
    </style:style>
    <style:style style:name="P4" style:family="paragraph" style:parent-style-name="Text_20_body">
      <style:text-properties style:font-name="Courier 10 Pitch" fo:font-size="12pt" style:font-size-asian="12pt" style:font-size-complex="12pt"/>
    </style:style>
    <style:style style:name="P5" style:family="paragraph" style:parent-style-name="Heading_20_3">
      <style:text-properties style:font-name="Liberation Sans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/>
    </style:style>
    <style:style style:name="T3" style:family="text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 up a git repo on local machine</text:h>
      <text:p text:style-name="Text_20_body"/>
      <text:p text:style-name="P1">mkdir name_of_new_dir</text:p>
      <text:p text:style-name="P1">cd name_of_new_dir</text:p>
      <text:p text:style-name="P1">git init</text:p>
      <text:h text:style-name="P5" text:outline-level="3"><text:s text:c="2"/>Go to github and create a new repository for this purpose</text:h>
      <text:p text:style-name="P2"><text:span text:style-name="T1"><text:s text:c="4"/>(the following line wraps for space, but should be input as one command)</text:span></text:p>
      <text:p text:style-name="P1"><text:span text:style-name="T1">git remote add origin </text:span><text:a xlink:type="simple" xlink:href="mailto:git@github.com"><text:span text:style-name="T1">git@github.com</text:span></text:a><text:span text:style-name="T1">:YOUR_GITHUB_ACCOUNT_HERE/YOUR_REPO_NAME_HERE.git</text:span></text:p>
      <text:p text:style-name="P1">touch readme.md</text:p>
      <text:p text:style-name="P1">git add . <text:s text:c="5"/><text:span text:style-name="T2">(could be a file name instead of . )</text:span></text:p>
      <text:p text:style-name="P1"><text:span text:style-name="T2">git status</text:span></text:p>
      <text:p text:style-name="P1">git commit -m 'my commit message goes here'</text:p>
      <text:p text:style-name="Text_20_body"><text:span text:style-name="T3">git log</text:span></text:p>
      <text:p text:style-name="P4">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00:56</meta:creation-date>
    <dc:date>2013-02-28T19:23:43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3" meta:word-count="75" meta:character-count="456" meta:non-whitespace-character-count="383"/>
  </office:meta>
</office:document-meta>
</file>